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1.33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:</text:span></text:p>
            <text:p/>
            <text:p><text:span text:style-name="T3"><text:s text:c="6"/></text:span><text:span text:style-name="T3">If the hour is 12, and no photo taken yet, then take it</text:span></text:p>
            <text:p><text:span text:style-name="T3"/></text:p>
            <text:p><text:span text:style-name="T3"><text:s text:c="6"/></text:span><text:span text:style-name="T3">If </text:span>current time is between 12:05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7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7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of ten minutes each day which allows a photo to be taken at midday, and also allows a remote user to connect and turn off the service if required.</text:p>
            <text:p/>
            <text:p>11:55 RTC powers up Pi</text:p>
            <text:p>12:00 <text:span text:style-name="T1">script</text:span> takes photo</text:p>
            <text:p><text:span text:style-name="T2">12:05 </text:span><text:span text:style-name="T1">script</text:span>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1" draw:layer="layout" svg:width="15.75cm" svg:height="23.714cm" svg:x="3cm" svg:y="2cm">
          <draw:text-box>
            <text:p>Power:</text:p>
            <text:p/>
            <text:p>Assuming 5V * 3A for 20 minutes per day</text:p>
            <text:p/>
            <text:p>Energy used by P for this 20 mins:</text:p>
            <text:p/>
            <text:p><text:s text:c="2"/>5 * 3 * 0.3333 <text:s/>= 5 watt hours (Wh)</text:p>
            <text:p/>
            <text:p>Assuming 0.1 Watt for rest of day (from Jeff Geerling video)</text:p>
            <text:p/>
            <text:p>0.1 * 24 = 2.4 Wh. <text:s/>(ignoring 20 mins less)</text:p>
            <text:p/>
            <text:p>Total energy required for 24hr = 7.4 Wh</text:p>
            <text:p/>
            <text:p/>
            <text:p>Waveshare power management unit, has 3x18650 Li-ion batteries providing 7800mAh,</text:p>
            <text:p/>
            <text:p>Assuming this means 5V x 7.8A * 1 hour = 39 Wh</text:p>
            <text:p/>
            <text:p>So this indicates fully charged batteries are ok with providing 7.4 Wh.</text:p>
            <text:p/>
            <text:p>From Pihut: 6V 3.5W Solar panel.</text:p>
            <text:p/>
            <text:p>Assume UK weather only gets 2W, then after four hours of daylight:</text:p>
            <text:p/>
            <text:p><text:s text:c="2"/>2(W) x 4(h) = 8 Wh</text:p>
            <text:p/>
            <text:p><text:s/>So should get the 7.4 Wh energy required per 24hr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12T10:08:04.461782200</dc:date>
    <meta:editing-duration>PT2H34M49S</meta:editing-duration>
    <meta:editing-cycles>31</meta:editing-cycles>
    <meta:generator>LibreOffice/7.3.7.2$Linux_X86_64 LibreOffice_project/30$Build-2</meta:generator>
    <meta:document-statistic meta:object-count="5"/>
  </office:meta>
</office:document-meta>
</file>